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553" officeooo:paragraph-rsid="0014a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oder 14 bit 16384 impulse 15707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1:05:53.996988696</meta:creation-date>
    <dc:date>2024-01-26T17:36:10.768222273</dc:date>
    <meta:editing-duration>PT4H1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6" meta:character-count="34" meta:non-whitespace-character-count="29"/>
  </office:meta>
</office:document-meta>
</file>